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MarkupViewResolver.getCacheKey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ViewResolver.required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ViewResolver.GroovyMarkupViewResolver( String prefix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MarkupViewResolver.instantiate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ViewResolver.GroovyMarkup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